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C0000013B230EED30.png" manifest:media-type="image/png"/>
  <manifest:file-entry manifest:full-path="Pictures/100000010000034900000137D60458E9.png" manifest:media-type="image/png"/>
  <manifest:file-entry manifest:full-path="Pictures/1000000100000780000003F051894D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.109cm" svg:y="9.393cm" svg:width="17cm" svg:height="6.343cm" draw:z-index="1"><draw:image xlink:href="Pictures/100000010000034C0000013B230EED30.png" xlink:type="simple" xlink:show="embed" xlink:actuate="onLoad" draw:mime-type="image/png"/></draw:frame><draw:frame draw:style-name="fr2" draw:name="Image3" text:anchor-type="char" svg:x="0.155cm" svg:y="16.648cm" svg:width="17cm" svg:height="6.285cm" draw:z-index="2"><draw:image xlink:href="Pictures/100000010000034900000137D60458E9.png" xlink:type="simple" xlink:show="embed" xlink:actuate="onLoad" draw:mime-type="image/png"/></draw:frame><draw:frame draw:style-name="fr1" draw:name="Image1" text:anchor-type="char" svg:width="17cm" svg:height="8.924cm" draw:z-index="0"><draw:image xlink:href="Pictures/1000000100000780000003F051894D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13:58:17.851000000</meta:creation-date>
    <dc:date>2024-07-18T14:00:33.898000000</dc:date>
    <meta:editing-duration>PT2M1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